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f78e7" officeooo:paragraph-rsid="000f78e7" style:font-weight-asian="bold" style:font-weight-complex="bold"/>
    </style:style>
    <style:style style:name="P2" style:family="paragraph" style:parent-style-name="Standard">
      <style:text-properties fo:font-size="20pt" fo:font-weight="bold" officeooo:rsid="000f78e7" officeooo:paragraph-rsid="000f78e7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f10d0c" loext:opacity="100%" fo:font-size="20pt" fo:font-weight="bold" officeooo:rsid="000f78e7" officeooo:paragraph-rsid="000f78e7" style:font-size-asian="20pt" style:font-weight-asian="bold" style:font-size-complex="20pt" style:font-weight-complex="bold"/>
    </style:style>
    <style:style style:name="P4" style:family="paragraph" style:parent-style-name="Standard">
      <style:text-properties fo:font-size="18pt" officeooo:rsid="000f78e7" style:font-size-asian="15.75pt" style:font-size-complex="18pt"/>
    </style:style>
    <style:style style:name="P5" style:family="paragraph" style:parent-style-name="Standard">
      <style:text-properties fo:font-size="18pt" fo:font-weight="bold" officeooo:rsid="000f78e7" officeooo:paragraph-rsid="000f78e7" style:font-size-asian="15.75pt" style:font-weight-asian="bold" style:font-size-complex="18pt" style:font-weight-complex="bold"/>
    </style:style>
    <style:style style:name="T1" style:family="text">
      <style:text-properties fo:font-size="18pt" style:font-size-asian="15.75pt" style:font-size-complex="18pt"/>
    </style:style>
    <style:style style:name="T2" style:family="text">
      <style:text-properties fo:font-size="18pt" officeooo:rsid="0010efa9" style:font-size-asian="15.75pt" style:font-size-complex="18pt"/>
    </style:style>
    <style:style style:name="T3" style:family="text">
      <style:text-properties fo:color="#a7074b" loext:opacity="100%" fo:font-size="22pt" style:text-underline-style="solid" style:text-underline-width="auto" style:text-underline-color="font-color" fo:font-weight="bold" officeooo:rsid="000f78e7" style:font-size-asian="22pt" style:font-weight-asian="bold" style:font-size-complex="22pt" style:font-weight-complex="bold"/>
    </style:style>
    <style:style style:name="T4" style:family="text">
      <style:text-properties officeooo:rsid="00110a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 <text:span text:style-name="T3">SQL Assignment 3</text:span></text:p>
      <text:p text:style-name="P4"/>
      <text:p text:style-name="P3">Overview of SQL:</text:p>
      <text:p text:style-name="P2"/>
      <text:p text:style-name="P5">1) Does ANSI recognize the data type date?</text:p>
      <text:p text:style-name="P5">Ans: <text:span text:style-name="T4">No</text:span></text:p>
      <text:p text:style-name="P5"/>
      <text:p text:style-name="P5">2)Which subdivision of SQL is used to insert values in tables?</text:p>
      <text:p text:style-name="P1"><text:span text:style-name="T1">Ans:</text:span><text:span text:style-name="T2">DML(Data Manipulation Language) is used for insert values in SQ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7:05:53.797070255</meta:creation-date>
    <dc:date>2023-09-13T23:34:24.950577796</dc:date>
    <meta:editing-duration>PT2M5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37" meta:character-count="216" meta:non-whitespace-character-count="181"/>
  </office:meta>
</office:document-meta>
</file>